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wiss" style:font-pitch="variable"/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font-name="DejaVu Sans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color="#0000ff" loext:opacity="100%" style:font-name="Courier New" fo:font-size="10pt" fo:font-weight="normal" style:font-size-asian="10pt" style:font-weight-asian="normal"/>
    </style:style>
    <style:style style:name="P5" style:family="paragraph" style:parent-style-name="Standard">
      <style:text-properties fo:color="#008000" loext:opacity="100%" style:font-name="Courier New" fo:font-size="10pt" fo:font-weight="normal" style:font-size-asian="10pt" style:font-weight-asian="normal"/>
    </style:style>
    <style:style style:name="P6" style:family="paragraph" style:parent-style-name="Standard">
      <style:paragraph-properties fo:text-align="start" style:justify-single-word="false"/>
      <style:text-properties fo:color="#808000" loext:opacity="100%" style:font-name="Courier New" fo:font-size="10pt" fo:font-weight="normal" style:font-size-asian="10pt" style:font-weight-asian="normal"/>
    </style:style>
    <style:style style:name="P7" style:family="paragraph" style:parent-style-name="Standard">
      <style:text-properties fo:color="#808000" loext:opacity="100%" style:font-name="Courier New" fo:font-size="10pt" fo:font-weight="normal" style:font-size-asian="10pt" style:font-weight-asian="normal"/>
    </style:style>
    <style:style style:name="P8" style:family="paragraph" style:parent-style-name="Standard">
      <style:text-properties fo:color="#0000ff" loext:opacity="100%" style:font-name="Courier New" fo:font-size="10pt" fo:font-weight="normal" style:font-size-asian="10pt" style:font-weight-asian="normal"/>
    </style:style>
    <style:style style:name="P9" style:family="paragraph" style:parent-style-name="Standard">
      <style:text-properties fo:color="#0000ff" loext:opacity="100%" style:font-name="Courier New" fo:font-size="10pt" fo:font-weight="bold" style:font-size-asian="10pt" style:font-weight-asian="bold"/>
    </style:style>
    <style:style style:name="P10" style:family="paragraph" style:parent-style-name="Standard">
      <style:text-properties fo:color="#0000ff" loext:opacity="100%" style:font-name="Courier New" fo:font-size="10pt" fo:font-style="normal" fo:font-weight="normal" officeooo:paragraph-rsid="00050a8c" style:font-size-asian="10pt" style:font-style-asian="normal" style:font-weight-asian="normal"/>
    </style:style>
    <style:style style:name="P11" style:family="paragraph" style:parent-style-name="Standard">
      <style:text-properties fo:color="#0000ff" loext:opacity="100%" style:font-name="Courier New" fo:font-size="10pt" fo:font-style="normal" fo:font-weight="normal" style:font-size-asian="10pt" style:font-style-asian="normal" style:font-weight-asian="normal"/>
    </style:style>
    <style:style style:name="P12" style:family="paragraph" style:parent-style-name="Standard">
      <style:text-properties fo:color="#0000ff" loext:opacity="100%" style:font-name="Courier New" fo:font-size="10pt" fo:font-style="normal" fo:font-weight="normal" officeooo:paragraph-rsid="0005cd4c" style:font-size-asian="10pt" style:font-style-asian="normal" style:font-weight-asian="normal"/>
    </style:style>
    <style:style style:name="P13" style:family="paragraph" style:parent-style-name="Standard">
      <style:text-properties fo:color="#0000ff" loext:opacity="100%" style:font-name="Courier New" fo:font-size="10pt" fo:font-style="normal" fo:font-weight="normal" officeooo:paragraph-rsid="0006a158" style:font-size-asian="10pt" style:font-style-asian="normal" style:font-weight-asian="normal"/>
    </style:style>
    <style:style style:name="P14" style:family="paragraph" style:parent-style-name="Standard">
      <style:text-properties fo:color="#000000" loext:opacity="100%" style:font-name="Courier New" fo:font-size="10pt" fo:font-style="normal" fo:font-weight="bold" style:font-size-asian="10pt" style:font-style-asian="normal" style:font-weight-asian="bold"/>
    </style:style>
    <style:style style:name="P15" style:family="paragraph" style:parent-style-name="Standard">
      <style:paragraph-properties fo:text-align="start" style:justify-single-word="false"/>
      <style:text-properties style:font-name="DejaVu Sans" fo:font-weight="bold" style:font-weight-asian="bold" style:font-weight-complex="bold"/>
    </style:style>
    <style:style style:name="P16" style:family="paragraph" style:parent-style-name="Standard">
      <style:text-properties fo:color="#ff00ff" loext:opacity="100%" style:font-name="Courier New" fo:font-size="10pt" fo:font-weight="normal" style:font-size-asian="10pt" style:font-weight-asian="normal"/>
    </style:style>
    <style:style style:name="P17" style:family="paragraph" style:parent-style-name="Standard">
      <style:text-properties officeooo:paragraph-rsid="00050a8c"/>
    </style:style>
    <style:style style:name="P18" style:family="paragraph" style:parent-style-name="Standard">
      <style:text-properties officeooo:paragraph-rsid="0005cd4c"/>
    </style:style>
    <style:style style:name="P19" style:family="paragraph" style:parent-style-name="Standard">
      <style:text-properties officeooo:paragraph-rsid="00065c71"/>
    </style:style>
    <style:style style:name="P20" style:family="paragraph" style:parent-style-name="Standard">
      <style:text-properties officeooo:paragraph-rsid="0006a158"/>
    </style:style>
    <style:style style:name="P21" style:family="paragraph" style:parent-style-name="Text_20_body" style:list-style-name="L1">
      <style:paragraph-properties fo:text-align="start" style:justify-single-word="false"/>
    </style:style>
    <style:style style:name="P22" style:family="paragraph" style:parent-style-name="Text_20_body" style:list-style-name="L1">
      <style:paragraph-properties fo:text-align="start" style:justify-single-word="false"/>
      <style:text-properties style:font-name="DejaVu Sans" fo:font-weight="bold" style:font-weight-asian="bold" style:font-weight-complex="bold"/>
    </style:style>
    <style:style style:name="T1" style:family="text">
      <style:text-properties style:font-name="DejaVu Sans" fo:font-weight="bold" style:font-weight-asian="bold" style:font-weight-complex="bold"/>
    </style:style>
    <style:style style:name="T2" style:family="text">
      <style:text-properties fo:color="#0000ff" loext:opacity="100%" style:font-name="Courier New" fo:font-size="10pt" fo:font-weight="bold" style:font-size-asian="10pt" style:font-weight-asian="bold"/>
    </style:style>
    <style:style style:name="T3" style:family="text">
      <style:text-properties fo:color="#0000ff" loext:opacity="100%" style:font-name="Courier New" fo:font-size="10pt" fo:font-weight="normal" style:font-size-asian="10pt" style:font-weight-asian="normal"/>
    </style:style>
    <style:style style:name="T4" style:family="text">
      <style:text-properties fo:color="#0000ff" loext:opacity="100%" style:font-name="Courier New" fo:font-size="10pt" fo:font-style="normal" fo:font-weight="bold" style:font-size-asian="10pt" style:font-style-asian="normal" style:font-weight-asian="bold"/>
    </style:style>
    <style:style style:name="T5" style:family="text">
      <style:text-properties fo:color="#0000ff" loext:opacity="100%" style:font-name="Courier New" fo:font-size="10pt" fo:font-style="normal" fo:font-weight="bold" officeooo:rsid="00050a8c" style:font-size-asian="10pt" style:font-style-asian="normal" style:font-weight-asian="bold"/>
    </style:style>
    <style:style style:name="T6" style:family="text">
      <style:text-properties fo:color="#0000ff" loext:opacity="100%" style:font-name="Courier New" fo:font-size="10pt" fo:font-style="normal" fo:font-weight="bold" officeooo:rsid="0005cd4c" style:font-size-asian="10pt" style:font-style-asian="normal" style:font-weight-asian="bold"/>
    </style:style>
    <style:style style:name="T7" style:family="text">
      <style:text-properties fo:color="#0000ff" loext:opacity="100%" style:font-name="Courier New" fo:font-size="10pt" fo:font-style="normal" fo:font-weight="bold" officeooo:rsid="00065c71" style:font-size-asian="10pt" style:font-style-asian="normal" style:font-weight-asian="bold"/>
    </style:style>
    <style:style style:name="T8" style:family="text">
      <style:text-properties fo:color="#0000ff" loext:opacity="100%" style:font-name="Courier New" fo:font-size="10pt" fo:font-style="normal" fo:font-weight="normal" style:font-size-asian="10pt" style:font-style-asian="normal" style:font-weight-asian="normal"/>
    </style:style>
    <style:style style:name="T9" style:family="text">
      <style:text-properties fo:color="#0000ff" loext:opacity="100%" style:font-name="Courier New" fo:font-size="10pt" fo:font-style="normal" fo:font-weight="normal" officeooo:rsid="0005cd4c" style:font-size-asian="10pt" style:font-style-asian="normal" style:font-weight-asian="normal"/>
    </style:style>
    <style:style style:name="T10" style:family="text">
      <style:text-properties fo:color="#0000ff" loext:opacity="100%" style:font-name="Courier New" fo:font-size="10pt" fo:font-style="normal" fo:font-weight="normal" officeooo:rsid="00065c71" style:font-size-asian="10pt" style:font-style-asian="normal" style:font-weight-asian="normal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Courier New" fo:font-size="10pt" fo:font-weight="normal" style:font-size-asian="10pt" style:font-weight-asian="normal"/>
    </style:style>
    <style:style style:name="T13" style:family="text">
      <style:text-properties fo:color="#000000" loext:opacity="100%" style:font-name="Courier New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00000" loext:opacity="100%" style:font-name="Courier New" fo:font-size="10pt" fo:font-style="normal" fo:font-weight="normal" officeooo:rsid="0005cd4c" style:font-size-asian="10pt" style:font-style-asian="normal" style:font-weight-asian="normal"/>
    </style:style>
    <style:style style:name="T15" style:family="text">
      <style:text-properties fo:color="#000000" loext:opacity="100%" style:font-name="Courier New" fo:font-size="10pt" fo:font-style="normal" fo:font-weight="normal" officeooo:rsid="00050a8c" style:font-size-asian="10pt" style:font-style-asian="normal" style:font-weight-asian="normal"/>
    </style:style>
    <style:style style:name="T16" style:family="text">
      <style:text-properties fo:color="#000000" loext:opacity="100%" style:font-name="Courier New" fo:font-size="10pt" fo:font-style="normal" fo:font-weight="normal" officeooo:rsid="00065c71" style:font-size-asian="10pt" style:font-style-asian="normal" style:font-weight-asian="normal"/>
    </style:style>
    <style:style style:name="T17" style:family="text">
      <style:text-properties fo:color="#000000" loext:opacity="100%" style:font-name="Courier New" fo:font-size="10pt" fo:font-style="normal" fo:font-weight="bold" style:font-size-asian="10pt" style:font-style-asian="normal" style:font-weight-asian="bold"/>
    </style:style>
    <style:style style:name="T18" style:family="text">
      <style:text-properties fo:color="#000000" loext:opacity="100%" style:font-name="Courier New" fo:font-size="10pt" fo:font-style="normal" fo:font-weight="bold" officeooo:rsid="0005cd4c" style:font-size-asian="10pt" style:font-style-asian="normal" style:font-weight-asian="bold"/>
    </style:style>
    <style:style style:name="T19" style:family="text">
      <style:text-properties fo:color="#000000" loext:opacity="100%" fo:font-weight="bold" style:font-weight-asian="bold"/>
    </style:style>
    <style:style style:name="T20" style:family="text">
      <style:text-properties fo:color="#000000" loext:opacity="100%" fo:font-weight="bold" officeooo:rsid="0005cd4c" style:font-weight-asian="bold"/>
    </style:style>
    <style:style style:name="T21" style:family="text">
      <style:text-properties fo:color="#ff00ff" loext:opacity="100%" style:font-name="Courier New" fo:font-size="10pt" fo:font-weight="normal" style:font-size-asian="10pt" style:font-weight-asian="normal"/>
    </style:style>
    <style:style style:name="T22" style:family="text">
      <style:text-properties fo:color="#ff00ff" loext:opacity="100%" style:font-name="Courier New" fo:font-size="10pt" fo:font-style="normal" fo:font-weight="normal" style:font-size-asian="10pt" style:font-style-asian="normal" style:font-weight-asian="normal"/>
    </style:style>
    <style:style style:name="T23" style:family="text">
      <style:text-properties fo:color="#ff00ff" loext:opacity="100%" style:font-name="Courier New" fo:font-size="10pt" fo:font-style="normal" fo:font-weight="normal" officeooo:rsid="0005cd4c" style:font-size-asian="10pt" style:font-style-asian="normal" style:font-weight-asian="normal"/>
    </style:style>
    <style:style style:name="T24" style:family="text">
      <style:text-properties fo:color="#808000" loext:opacity="100%"/>
    </style:style>
    <style:style style:name="T25" style:family="text">
      <style:text-properties fo:color="#808000" loext:opacity="100%" style:font-name="Courier New" fo:font-size="10pt" fo:font-weight="normal" style:font-size-asian="10pt" style:font-weight-asian="normal"/>
    </style:style>
    <style:style style:name="T26" style:family="text">
      <style:text-properties fo:color="#808000" loext:opacity="100%" style:font-name="Courier New" fo:font-size="10pt" fo:font-weight="normal" officeooo:rsid="0005cd4c" style:font-size-asian="10pt" style:font-weight-asian="normal"/>
    </style:style>
    <style:style style:name="T27" style:family="text">
      <style:text-properties fo:color="#808000" loext:opacity="100%" style:font-name="Courier New" fo:font-size="10pt" fo:font-style="normal" fo:font-weight="normal" style:font-size-asian="10pt" style:font-style-asian="normal" style:font-weight-asian="normal"/>
    </style:style>
    <style:style style:name="T28" style:family="text">
      <style:text-properties fo:color="#808000" loext:opacity="100%" style:font-name="Courier New" fo:font-size="10pt" fo:font-style="normal" fo:font-weight="normal" officeooo:rsid="0005cd4c" style:font-size-asian="10pt" style:font-style-asian="normal" style:font-weight-asian="normal"/>
    </style:style>
    <style:style style:name="T29" style:family="text">
      <style:text-properties fo:color="#808000" loext:opacity="100%" style:font-name="Courier New" fo:font-size="10pt" fo:font-style="normal" fo:font-weight="normal" officeooo:rsid="00065c71" style:font-size-asian="10pt" style:font-style-asian="normal" style:font-weight-asian="normal"/>
    </style:style>
    <style:style style:name="T30" style:family="text">
      <style:text-properties fo:color="#800000" loext:opacity="100%" style:font-name="Courier New" fo:font-size="10pt" fo:font-weight="bold" style:font-size-asian="10pt" style:font-weight-asian="bold"/>
    </style:style>
    <style:style style:name="T31" style:family="text">
      <style:text-properties fo:color="#800080" loext:opacity="100%" style:font-name="Courier New" fo:font-size="10pt" fo:font-weight="normal" style:font-size-asian="10pt" style:font-weight-asian="normal"/>
    </style:style>
    <style:style style:name="T32" style:family="text">
      <style:text-properties fo:color="#800080" loext:opacity="100%" style:font-name="Courier New" fo:font-size="10pt" fo:font-style="normal" fo:font-weight="normal" style:font-size-asian="10pt" style:font-style-asian="normal" style:font-weight-asian="normal"/>
    </style:style>
    <style:style style:name="T33" style:family="text">
      <style:text-properties fo:color="#008000" loext:opacity="100%" style:font-name="Courier New" fo:font-size="10pt" fo:font-weight="normal" style:font-size-asian="10pt" style:font-weight-asian="normal"/>
    </style:style>
    <style:style style:name="T34" style:family="text">
      <style:text-properties fo:color="#008000" loext:opacity="100%" style:font-name="Courier New" fo:font-size="10pt" fo:font-style="normal" fo:font-weight="normal" style:font-size-asian="10pt" style:font-style-asian="normal" style:font-weight-asian="normal"/>
    </style:style>
    <style:style style:name="T35" style:family="text">
      <style:text-properties fo:color="#008000" loext:opacity="100%" style:font-name="Courier New" fo:font-size="10pt" fo:font-style="normal" fo:font-weight="normal" officeooo:rsid="00065c71" style:font-size-asian="10pt" style:font-style-asian="normal" style:font-weight-asian="normal"/>
    </style:style>
    <style:style style:name="T36" style:family="text">
      <style:text-properties fo:color="#808080" loext:opacity="100%" style:font-name="Courier New" fo:font-size="10pt" fo:font-style="italic" fo:font-weight="normal" style:font-size-asian="10pt" style:font-style-asian="italic" style:font-weight-asian="normal"/>
    </style:style>
    <style:style style:name="T37" style:family="text">
      <style:text-properties fo:color="#808080" loext:opacity="100%" style:font-name="Courier New" fo:font-size="10pt" fo:font-style="italic" fo:font-weight="normal" officeooo:rsid="00065c71" style:font-size-asian="10pt" style:font-style-asian="italic" style:font-weight-asian="normal"/>
    </style:style>
    <style:style style:name="T38" style:family="text">
      <style:text-properties fo:color="#808080" loext:opacity="100%" style:font-name="Courier New" fo:font-size="10pt" fo:font-style="italic" fo:font-weight="normal" officeooo:rsid="0006a158" style:font-size-asian="10pt" style:font-style-asian="italic" style:font-weight-asian="normal"/>
    </style:style>
    <style:style style:name="T39" style:family="text">
      <style:text-properties fo:color="#808080" loext:opacity="100%" fo:font-style="italic" style:font-style-asian="italic"/>
    </style:style>
    <style:style style:name="T40" style:family="text">
      <style:text-properties fo:color="#808080" loext:opacity="100%" fo:font-style="italic" officeooo:rsid="00065c71" style:font-style-asian="italic"/>
    </style:style>
    <style:style style:name="T41" style:family="text">
      <style:text-properties fo:color="#000080" loext:opacity="100%" style:font-name="Courier New" fo:font-size="10pt" fo:font-style="normal" fo:font-weight="bold" style:font-size-asian="10pt" style:font-style-asian="normal" style:font-weight-asian="bold"/>
    </style:style>
    <style:style style:name="T42" style:family="text">
      <style:text-properties fo:font-weight="bold" officeooo:rsid="00050a8c" style:font-weight-asian="bold"/>
    </style:style>
    <style:style style:name="T43" style:family="text">
      <style:text-properties fo:font-weight="bold" officeooo:rsid="0005cd4c" style:font-weight-asian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1"/>MySql : les déclencheurs, Papyrus</text:h>
      <text:p text:style-name="P3"/>
      <text:p text:style-name="P2"/>
      <text:list xml:id="list2383838524" text:style-name="L1">
        <text:list-item>
          <text:p text:style-name="P22">Nous retirons 15 produits du stock. stock d'alerte = 5, le stock physique = 5, le stock physique n'est pas inférieur au stock d'alerte, on ne fait rien</text:p>
        </text:list-item>
        <text:list-item>
          <text:p text:style-name="P21"><text:span text:style-name="T1">Nous retirons 1 produit du stock. stock d'alerte = 5, le stock physique = 4, le stock physique est inférieur au stock d'alerte, nous devons recommander des produits. Nous insérons une ligne dans la table </text:span><text:span text:style-name="Source_20_Text"><text:span text:style-name="T1">ARTICLES_A_COMMANDER</text:span></text:span><text:span text:style-name="T1"> avec QTE = (stock alerte - stock physique) = 1</text:span></text:p>
        </text:list-item>
        <text:list-item>
          <text:p text:style-name="P21"><text:span text:style-name="T1">Nous retirons 2 produit du stock. stock d'alerte = 5, le stock physique = 2. le stock physique est inférieur au stock d'alerte, nous devons recommander des produits. Nous insérons une ligne dans la table ARTICLES_A_COMMANDER avec QTE = (stock alerte - stock physique) – quantité déjà commandée dans </text:span><text:span text:style-name="Source_20_Text"><text:span text:style-name="T1">ARTICLES_A_COMMANDER</text:span></text:span><text:span text:style-name="T1"> : QTE = (5 - 2) – 1 = 2</text:span></text:p>
        </text:list-item>
      </text:list>
      <text:p text:style-name="P6"/>
      <text:p text:style-name="P6"/>
      <text:p text:style-name="P3"><text:span text:style-name="T2">CREATE</text:span><text:span text:style-name="T12"> </text:span><text:span text:style-name="T2">TABLE</text:span><text:span text:style-name="T12"> </text:span><text:span text:style-name="T21">articles_a_commander</text:span></text:p>
      <text:p text:style-name="P4">(</text:p>
      <text:p text:style-name="Standard"><text:span text:style-name="T25">codart</text:span><text:span text:style-name="T12"> </text:span><text:span text:style-name="T30">INT</text:span><text:span text:style-name="T3">,</text:span></text:p>
      <text:p text:style-name="Standard"><text:span text:style-name="T30">date</text:span><text:span text:style-name="T12"> </text:span><text:span text:style-name="T30">DATE</text:span><text:span text:style-name="T12"> </text:span><text:span text:style-name="T3">,</text:span></text:p>
      <text:p text:style-name="Standard"><text:span text:style-name="T25">qte</text:span><text:span text:style-name="T12"> </text:span><text:span text:style-name="T30">DECIMAL</text:span><text:span text:style-name="T12"> </text:span><text:span text:style-name="T3">(</text:span><text:span text:style-name="T31">4</text:span><text:span text:style-name="T3">,</text:span><text:span text:style-name="T31">0</text:span><text:span text:style-name="T3">)</text:span></text:p>
      <text:p text:style-name="P4">);</text:p>
      <text:p text:style-name="P4"/>
      <text:p text:style-name="Standard"><text:span text:style-name="T2">INSERT</text:span><text:span text:style-name="T12"> </text:span><text:span text:style-name="T2">INTO</text:span><text:span text:style-name="T12"> </text:span><text:span text:style-name="T21">produit</text:span><text:span text:style-name="T12"> </text:span><text:span text:style-name="T3">(</text:span><text:span text:style-name="T25">codart</text:span><text:span text:style-name="T3">,</text:span><text:span text:style-name="T12"> </text:span><text:span text:style-name="T25">libart</text:span><text:span text:style-name="T3">,</text:span><text:span text:style-name="T12"> </text:span><text:span text:style-name="T25">stkale</text:span><text:span text:style-name="T3">,</text:span><text:span text:style-name="T12"> </text:span><text:span text:style-name="T25">stkphy</text:span><text:span text:style-name="T3">,</text:span><text:span text:style-name="T12"> </text:span><text:span text:style-name="T25">qteann</text:span><text:span text:style-name="T3">,</text:span><text:span text:style-name="T12"> </text:span><text:span text:style-name="T25">unimes</text:span><text:span text:style-name="T3">)</text:span></text:p>
      <text:p text:style-name="Standard"><text:span text:style-name="T2">VALUES</text:span><text:span text:style-name="T12"> </text:span><text:span text:style-name="T3">(</text:span><text:span text:style-name="T33">'I120'</text:span><text:span text:style-name="T3">,</text:span><text:span text:style-name="T12"> </text:span><text:span text:style-name="T33">'tuyau'</text:span><text:span text:style-name="T3">,</text:span><text:span text:style-name="T12"> </text:span><text:span text:style-name="T31">5</text:span><text:span text:style-name="T3">,</text:span><text:span text:style-name="T12"> </text:span><text:span text:style-name="T31">20</text:span><text:span text:style-name="T3">,</text:span><text:span text:style-name="T12"> </text:span><text:span text:style-name="T31">200</text:span><text:span text:style-name="T3">,</text:span><text:span text:style-name="T12"> </text:span><text:span text:style-name="T33">'unite'</text:span><text:span text:style-name="T3">);</text:span></text:p>
      <text:p text:style-name="P4"/>
      <text:p text:style-name="Standard"><text:span text:style-name="T2">UPDATE</text:span><text:span text:style-name="T12"> </text:span><text:span text:style-name="T21">produit</text:span><text:span text:style-name="T12"> </text:span></text:p>
      <text:p text:style-name="Standard"><text:span text:style-name="T2">SET</text:span><text:span text:style-name="T12"> </text:span><text:span text:style-name="T25">stkphy</text:span><text:span text:style-name="T12"> </text:span><text:span text:style-name="T3">=</text:span><text:span text:style-name="T12"> </text:span><text:span text:style-name="T31">5</text:span></text:p>
      <text:p text:style-name="Standard"><text:span text:style-name="T2">WHERE</text:span><text:span text:style-name="T12"> </text:span><text:span text:style-name="T25">codart</text:span><text:span text:style-name="T12"> </text:span><text:span text:style-name="T3">=</text:span><text:span text:style-name="T12"> </text:span><text:span text:style-name="T33">'I120'</text:span></text:p>
      <text:p text:style-name="P5"/>
      <text:p text:style-name="Standard"><text:span text:style-name="T2">UPDATE</text:span><text:span text:style-name="T12"> </text:span><text:span text:style-name="T21">produit</text:span><text:span text:style-name="T12"> </text:span></text:p>
      <text:p text:style-name="Standard"><text:span text:style-name="T2">SET</text:span><text:span text:style-name="T12"> </text:span><text:span text:style-name="T25">stkphy</text:span><text:span text:style-name="T12"> </text:span><text:span text:style-name="T3">=</text:span><text:span text:style-name="T12"> </text:span><text:span text:style-name="T31">4</text:span></text:p>
      <text:p text:style-name="Standard"><text:span text:style-name="T2">WHERE</text:span><text:span text:style-name="T12"> </text:span><text:span text:style-name="T25">codart</text:span><text:span text:style-name="T12"> </text:span><text:span text:style-name="T3">=</text:span><text:span text:style-name="T12"> </text:span><text:span text:style-name="T33">'I120'</text:span></text:p>
      <text:p text:style-name="P5"/>
      <text:p text:style-name="P7"/>
      <text:p text:style-name="P7"/>
      <text:p text:style-name="P18"><text:span text:style-name="T25">DELIMITER</text:span></text:p>
      <text:p text:style-name="P18"><text:span text:style-name="T12"><text:s/></text:span><text:span text:style-name="T3">|</text:span></text:p>
      <text:p text:style-name="P18"><text:span text:style-name="T3"/></text:p>
      <text:p text:style-name="Standard"><text:span text:style-name="T2">CREATE</text:span><text:span text:style-name="T12"> </text:span><text:span text:style-name="T2">TRIGGER</text:span><text:span text:style-name="T12"> </text:span><text:span text:style-name="T25">stk_update</text:span><text:span text:style-name="T12"> </text:span><text:span text:style-name="T2">after</text:span><text:span text:style-name="T12"> </text:span><text:span text:style-name="T2">insert</text:span><text:span text:style-name="T12"> </text:span><text:span text:style-name="T2">ON</text:span><text:span text:style-name="T12"> </text:span><text:span text:style-name="T21">produit</text:span></text:p>
      <text:p text:style-name="P16"/>
      <text:p text:style-name="Standard"><text:span text:style-name="T2">FOR</text:span><text:span text:style-name="T12"> </text:span><text:span text:style-name="T2">EACH</text:span><text:span text:style-name="T12"> </text:span><text:span text:style-name="T2">ROW</text:span></text:p>
      <text:p text:style-name="P9">BEGIN</text:p>
      <text:p text:style-name="Standard"><text:span text:style-name="T12"><text:tab/></text:span><text:span text:style-name="T2">DECLARE</text:span><text:span text:style-name="T12"> </text:span><text:span text:style-name="T25">stock_alerte</text:span><text:span text:style-name="T12"> </text:span><text:span text:style-name="T30">INT</text:span><text:span text:style-name="T3">;</text:span><text:span text:style-name="T12"> </text:span></text:p>
      <text:p text:style-name="Standard"><text:span text:style-name="T12"><text:tab/></text:span><text:span text:style-name="T2">DECLARE</text:span><text:span text:style-name="T12"> </text:span><text:span text:style-name="T25">stock_physique</text:span><text:span text:style-name="T12"> </text:span><text:span text:style-name="T30">INT</text:span><text:span text:style-name="T3">;</text:span><text:span text:style-name="T12"> </text:span></text:p>
      <text:p text:style-name="Standard"><text:span text:style-name="T12"><text:tab/></text:span><text:span text:style-name="T2">DECLARE</text:span><text:span text:style-name="T12"> </text:span><text:span text:style-name="T25">quantite_commandee</text:span><text:span text:style-name="T12"> </text:span><text:span text:style-name="T30">INT</text:span><text:span text:style-name="T3">;</text:span></text:p>
      <text:p text:style-name="P18"><text:span text:style-name="T2"><text:tab/>DECLARE</text:span><text:span text:style-name="T12"> </text:span><text:span text:style-name="T25">quantite_</text:span><text:span text:style-name="T26">a_</text:span><text:span text:style-name="T25">commande</text:span><text:span text:style-name="T26">r</text:span><text:span text:style-name="T12"> </text:span><text:span text:style-name="T30">INT</text:span><text:span text:style-name="T3">;</text:span></text:p>
      <text:p text:style-name="P4"/>
      <text:p text:style-name="P4"/>
      <text:p text:style-name="P4"/>
      <text:p text:style-name="Standard"><text:soft-page-break/><text:span text:style-name="T12"><text:s text:c="4"/></text:span><text:span text:style-name="T36">-- Récupération des valeurs actuelles</text:span></text:p>
      <text:p text:style-name="P20"><text:span text:style-name="T5">SET</text:span><text:span text:style-name="T13"> </text:span><text:span text:style-name="T27">stock_alerte</text:span><text:span text:style-name="T13"> </text:span><text:span text:style-name="T8">=</text:span><text:span text:style-name="T13"> </text:span><text:span text:style-name="T9">NEW</text:span><text:span text:style-name="T14">.</text:span><text:span text:style-name="T9"> </text:span><text:span text:style-name="T28">Stkphy ;</text:span></text:p>
      <text:p text:style-name="P20"><text:span text:style-name="T5">SET </text:span><text:span text:style-name="T27">stock_physique</text:span><text:span text:style-name="T13"> </text:span><text:span text:style-name="T8">=</text:span><text:span text:style-name="T13"> </text:span><text:span text:style-name="T9">NEW.</text:span><text:span text:style-name="T28">stkale </text:span><text:span text:style-name="T9">;</text:span></text:p>
      <text:p text:style-name="P11"/>
      <text:p text:style-name="Standard"><text:span text:style-name="T13"><text:s text:c="4"/></text:span><text:span text:style-name="T36">-- Calcul de la quantité commandée</text:span></text:p>
      <text:p text:style-name="Standard"><text:span text:style-name="T17">IF</text:span><text:span text:style-name="T13"> </text:span><text:span text:style-name="T27">stock_physique</text:span><text:span text:style-name="T13"> </text:span><text:span text:style-name="T8">&lt;</text:span><text:span text:style-name="T13"> </text:span><text:span text:style-name="T27">stock_alerte</text:span><text:span text:style-name="T13"> </text:span><text:span text:style-name="T17">THEN</text:span></text:p>
      <text:p text:style-name="P14"/>
      <text:p text:style-name="Standard"><text:span text:style-name="T13"><text:s text:c="8"/></text:span><text:span text:style-name="T36">-- Récupération de la quantité déjà commandée</text:span></text:p>
      <text:p text:style-name="P18"><text:span text:style-name="T5">SET</text:span><text:span text:style-name="T15"> </text:span><text:span text:style-name="T27">quantite_commandee</text:span><text:span text:style-name="T13"> </text:span><text:span text:style-name="T8">=</text:span><text:span text:style-name="T13"> </text:span><text:span text:style-name="T8">(</text:span><text:span text:style-name="T4">SELECT</text:span><text:span text:style-name="T13"> </text:span><text:span text:style-name="T8">(</text:span><text:span text:style-name="T41">SUM</text:span><text:span text:style-name="T8">(</text:span><text:span text:style-name="T28">art.qte</text:span><text:span text:style-name="T8">))</text:span><text:span text:style-name="T13"> </text:span></text:p>
      <text:p text:style-name="P18"><text:span text:style-name="T6">FROM </text:span><text:span text:style-name="T23">articles_a_commander </text:span><text:span text:style-name="T18">AS </text:span><text:span text:style-name="T28">art </text:span><text:span text:style-name="T6">WHERE </text:span><text:span text:style-name="T28">art,codart = </text:span><text:span text:style-name="T6">NEW</text:span><text:span text:style-name="T28">.codart);</text:span></text:p>
      <text:p text:style-name="P10"><text:span text:style-name="T8"/></text:p>
      <text:p text:style-name="P13"><text:span text:style-name="T11"><text:s text:c="8"/></text:span><text:span text:style-name="T39">-- Calcul de la nouvelle quantité à commander </text:span><text:span text:style-name="T40">et insertion dans la table ARTICLES_A_COMMANDER </text:span></text:p>
      <text:p text:style-name="P12"><text:span text:style-name="T19">IF <text:s/></text:span><text:span text:style-name="T24">quantite_commandee</text:span><text:span text:style-name="T42"> </text:span><text:span text:style-name="T43">IS NOT NULL </text:span><text:span text:style-name="T20">THEN</text:span></text:p>
      <text:p text:style-name="P19"><text:span text:style-name="T37"/></text:p>
      <text:p text:style-name="P19"><text:span text:style-name="T5">SET</text:span><text:span text:style-name="T13"> </text:span><text:span text:style-name="T27">quantite_</text:span><text:span text:style-name="T29">a_</text:span><text:span text:style-name="T27">commande</text:span><text:span text:style-name="T29">r</text:span><text:span text:style-name="T13"> </text:span><text:span text:style-name="T8">=</text:span><text:span text:style-name="T13"> (</text:span><text:span text:style-name="T27">stock_alerte</text:span><text:span text:style-name="T13"> </text:span><text:span text:style-name="T8">-</text:span><text:span text:style-name="T13"> </text:span><text:span text:style-name="T27">stock_physique</text:span><text:span text:style-name="T28">)</text:span><text:span text:style-name="T13"> </text:span><text:span text:style-name="T8">–</text:span><text:span text:style-name="T13"> </text:span><text:span text:style-name="T27">quantite_commandee</text:span><text:span text:style-name="T8">;</text:span></text:p>
      <text:p text:style-name="Standard"><text:span text:style-name="T8"/></text:p>
      <text:p text:style-name="P19"><text:span text:style-name="T5"><text:tab/></text:span><text:span text:style-name="T7">ELSE</text:span></text:p>
      <text:p text:style-name="P19"><text:span text:style-name="T7"><text:tab/><text:tab/>SET </text:span><text:span text:style-name="T29">quantite_a_commander = </text:span><text:span text:style-name="T16">(</text:span><text:span text:style-name="T29">stock_alerte</text:span><text:span text:style-name="T16"> </text:span><text:span text:style-name="T10">–</text:span><text:span text:style-name="T16"> </text:span><text:span text:style-name="T29">stock_physique</text:span><text:span text:style-name="T28">);</text:span></text:p>
      <text:p text:style-name="P19"><text:span text:style-name="T6">END</text:span><text:span text:style-name="T14"> </text:span><text:span text:style-name="T18">IF</text:span><text:span text:style-name="T9">;</text:span></text:p>
      <text:p text:style-name="P19"><text:span text:style-name="T14"/></text:p>
      <text:p text:style-name="P19"><text:span text:style-name="T4">INSERT</text:span><text:span text:style-name="T13"> </text:span><text:span text:style-name="T4">INTO</text:span><text:span text:style-name="T13"> </text:span><text:span text:style-name="T22">articles_a_commander</text:span><text:span text:style-name="T13"> </text:span><text:span text:style-name="T8">(</text:span><text:span text:style-name="T27">codart</text:span><text:span text:style-name="T8">,</text:span><text:span text:style-name="T13"> </text:span><text:span text:style-name="T27">qte</text:span><text:span text:style-name="T8">)</text:span><text:span text:style-name="T13"> </text:span></text:p>
      <text:p text:style-name="P19"><text:span text:style-name="T4">VALUES</text:span><text:span text:style-name="T13"> </text:span><text:span text:style-name="T8">(</text:span><text:span text:style-name="T6">NEW</text:span><text:span text:style-name="T28">.codart, </text:span><text:span text:style-name="T29">quantite_a_commander</text:span><text:span text:style-name="T8">);</text:span></text:p>
      <text:p text:style-name="P17"><text:span text:style-name="T4"/></text:p>
      <text:p text:style-name="P17"><text:span text:style-name="T4">END</text:span><text:span text:style-name="T13"> </text:span><text:span text:style-name="T17">IF</text:span><text:span text:style-name="T8">;</text:span></text:p>
      <text:p text:style-name="Standard"><text:span text:style-name="T4">END</text:span><text:span text:style-name="T8">;</text:span></text:p>
      <text:p text:style-name="Standard"><text:span text:style-name="T8"/></text:p>
      <text:p text:style-name="P19"><text:span text:style-name="T8">|</text:span></text:p>
      <text:p text:style-name="P19"><text:span text:style-name="T13"><text:s/></text:span><text:span text:style-name="T27">DELIMITER</text:span></text:p>
      <text:p text:style-name="P6"/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wiss" style:font-pitch="variable"/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1:11:40.313582805</meta:creation-date>
    <dc:date>2023-11-16T10:27:37.136723156</dc:date>
    <meta:editing-duration>PT4H29M15S</meta:editing-duration>
    <meta:editing-cycles>4</meta:editing-cycles>
    <meta:generator>LibreOffice/7.3.7.2$Linux_X86_64 LibreOffice_project/30$Build-2</meta:generator>
    <dc:title>Untitled</dc:title>
    <meta:document-statistic meta:table-count="0" meta:image-count="0" meta:object-count="0" meta:page-count="2" meta:paragraph-count="47" meta:word-count="309" meta:character-count="2043" meta:non-whitespace-character-count="1739"/>
  </office:meta>
</office:document-meta>
</file>